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5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5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5cm" fo:min-width="5cm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3.25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2cm" fo:min-width="5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5.5cm" fo:min-width="5.75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5.5cm" fo:min-width="5.25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8.5cm" fo:min-width="5.5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5.7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8cm" fo:min-width="9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5" style:family="paragraph">
      <style:paragraph-properties fo:text-align="start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4000" loext:opacity="100%" fo:font-size="12pt" style:font-size-asian="12pt" style:font-size-complex="12pt"/>
    </style:style>
    <style:style style:name="T3" style:family="text">
      <style:text-properties fo:color="#ff4000" loext:opacity="100%" fo:font-size="8pt" style:font-size-asian="8pt" style:font-size-complex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5cm" svg:height="1.25cm" svg:x="1.75cm" svg:y="2.75cm">
          <text:p text:style-name="P1"><text:span text:style-name="T1">HeadSensorsVcnl4020Se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cm" svg:height="2.5cm" svg:x="8cm" svg:y="2.75cm">
          <text:p text:style-name="P1"><text:span text:style-name="T1">Vcnl4020Set</text:span></text:p>
          <text:p text:style-name="P1"><text:span text:style-name="T2">New VcnlSens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5cm" svg:height="1.25cm" svg:x="14.25cm" svg:y="2.75cm">
          <text:p text:style-name="P1"><text:span text:style-name="T1">ComponentSe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25cm" svg:y1="3.5cm" svg:x2="8cm" svg:y2="3.5cm">
          <text:p/>
        </draw:line>
        <draw:line draw:style-name="gr3" draw:text-style-name="P3" draw:layer="layout" svg:x1="13.5cm" svg:y1="3.5cm" svg:x2="14.25cm" svg:y2="3.5cm">
          <text:p/>
        </draw:line>
        <draw:custom-shape draw:style-name="gr4" draw:text-style-name="P2" draw:layer="layout" svg:width="5.5cm" svg:height="2.75cm" svg:x="8cm" svg:y="7.25cm">
          <text:p text:style-name="P1"><text:span text:style-name="T1">Vcnl4000LuxSensorSe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5cm" svg:height="2.75cm" svg:x="14cm" svg:y="7.25cm">
          <text:p text:style-name="P1"><text:span text:style-name="T1">Vcnl4000DistanceSensorSet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0.75cm" svg:y1="5.25cm" svg:x2="10.75cm" svg:y2="7.25cm">
          <text:p/>
        </draw:line>
        <draw:line draw:style-name="gr6" draw:text-style-name="P3" draw:layer="layout" svg:x1="10.75cm" svg:y1="5.25cm" svg:x2="17.25cm" svg:y2="7.25cm">
          <text:p/>
        </draw:line>
        <draw:custom-shape draw:style-name="gr1" draw:text-style-name="P2" draw:layer="layout" svg:width="5.5cm" svg:height="1.25cm" svg:x="8cm" svg:y="11.5cm">
          <text:p text:style-name="P1"><text:span text:style-name="T1">LuxSensorSe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5cm" svg:height="1.25cm" svg:x="14cm" svg:y="11.5cm">
          <text:p text:style-name="P1"><text:span text:style-name="T1">DistanceSensorSet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0.75cm" svg:y1="10cm" svg:x2="10.75cm" svg:y2="11.5cm">
          <text:p/>
        </draw:line>
        <draw:line draw:style-name="gr7" draw:text-style-name="P3" draw:layer="layout" svg:x1="16.75cm" svg:y1="10cm" svg:x2="16.75cm" svg:y2="11.5cm">
          <text:p/>
        </draw:line>
        <draw:custom-shape draw:style-name="gr1" draw:text-style-name="P2" draw:layer="layout" svg:width="5.5cm" svg:height="1.25cm" svg:x="14cm" svg:y="14.25cm">
          <text:p text:style-name="P1"><text:span text:style-name="T1">ComponentSe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5cm" svg:height="1.25cm" svg:x="8cm" svg:y="14.25cm">
          <text:p text:style-name="P1"><text:span text:style-name="T1">ComponentSet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6.75cm" svg:y1="12.75cm" svg:x2="16.75cm" svg:y2="14.25cm">
          <text:p/>
        </draw:line>
        <draw:line draw:style-name="gr7" draw:text-style-name="P3" draw:layer="layout" svg:x1="10.75cm" svg:y1="12.75cm" svg:x2="10.75cm" svg:y2="14.25cm">
          <text:p/>
        </draw:line>
        <draw:custom-shape draw:style-name="gr8" draw:text-style-name="P2" draw:layer="layout" svg:width="3.75cm" svg:height="1.25cm" svg:x="6.75cm" svg:y="5.5cm">
          <text:p text:style-name="P1"><text:span text:style-name="T1">Sensor lis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75cm" svg:height="1.25cm" svg:x="15.75cm" svg:y="5.25cm">
          <text:p text:style-name="P1"><text:span text:style-name="T1">Sensor list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draw:layer="layout" svg:width="5.5cm" svg:height="1.25cm" svg:x="1.75cm" svg:y="2.75cm">
          <text:p text:style-name="P1"><text:span text:style-name="T1">HeadSensorsVcnl4020Se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cm" svg:height="2.5cm" svg:x="8cm" svg:y="2.75cm">
          <text:p text:style-name="P1"><text:span text:style-name="T1">Vcnl4020Set</text:span></text:p>
          <text:p text:style-name="P4"><text:span text:style-name="T3">MSG_VCNL4020_SETTINGS</text:span><text:span text:style-name="T3"><text:tab/></text:span><text:span text:style-name="T3"><text:tab/>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5cm" svg:height="2.25cm" svg:x="14.25cm" svg:y="2.75cm">
          <text:p text:style-name="P1"><text:span text:style-name="T1">ComponentSe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25cm" svg:y1="3.5cm" svg:x2="8cm" svg:y2="3.5cm">
          <text:p/>
        </draw:line>
        <draw:line draw:style-name="gr3" draw:text-style-name="P3" draw:layer="layout" svg:x1="13.5cm" svg:y1="3.5cm" svg:x2="14.25cm" svg:y2="3.5cm">
          <text:p/>
        </draw:line>
        <draw:custom-shape draw:style-name="gr10" draw:text-style-name="P2" draw:layer="layout" svg:width="6.25cm" svg:height="5.75cm" svg:x="7cm" svg:y="7.25cm">
          <text:p text:style-name="P1"><text:span text:style-name="T1">Vcnl4000LuxSensorSe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75cm" svg:height="5.75cm" svg:x="13.75cm" svg:y="7.25cm">
          <text:p text:style-name="P1"><text:span text:style-name="T1">Vcnl4000DistanceSensorSet</text:span></text:p>
          <text:p text:style-name="P4"><text:span text:style-name="T4">CMD_VCNL4020_SET_DISTANCE_TABLE</text:span><text:span text:style-name="T4"><text:tab/></text:span></text:p>
          <text:p text:style-name="P4"><text:span text:style-name="T4">CMD_VCNL4020_GET_DISTANCE_TABLE</text:span></text:p>
          <text:p text:style-name="P4"><text:span text:style-name="T4">CMD_VCNL4020_GET_RAW_PROXIMITY</text:span></text:p>
          <text:p text:style-name="P4"><text:span text:style-name="T4">MSG_VCNL4020_DISTANCE_TABLE</text:span><text:span text:style-name="T4"><text:tab/></text:span><text:span text:style-name="T4"><text:tab/></text:span><text:span text:style-name="T4"><text:tab/></text:span><text:span text:style-name="T4"><text:tab/></text:span></text:p>
          <text:p text:style-name="P4"><text:span text:style-name="T4">MSG_VCNL4020_RAW_PROXIMITY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0.75cm" svg:y1="5.25cm" svg:x2="10.75cm" svg:y2="7.25cm">
          <text:p/>
        </draw:line>
        <draw:line draw:style-name="gr6" draw:text-style-name="P3" draw:layer="layout" svg:x1="10.75cm" svg:y1="5.25cm" svg:x2="17.25cm" svg:y2="7.25cm">
          <text:p/>
        </draw:line>
        <draw:custom-shape draw:style-name="gr12" draw:text-style-name="P2" draw:layer="layout" svg:width="6cm" svg:height="8.75cm" svg:x="7cm" svg:y="14.5cm">
          <text:p text:style-name="P1"><text:span text:style-name="T1">LuxSensorSet</text:span></text:p>
          <text:p text:style-name="P4"><text:span text:style-name="T4"/></text:p>
          <text:p text:style-name="P4"><text:span text:style-name="T1"><text:tab/></text:span><text:span text:style-name="T1"><text:tab/></text:span></text:p>
          <text:p text:style-name="P4"><text:span text:style-name="T4">MSG_VCNL4020_LUX</text:span><text:span text:style-name="T4"><text:tab/></text:span></text:p>
          <text:p text:style-name="P4"><text:span text:style-name="T5">STREAM_VCNL4000LUX_VALUES</text:span><text:span text:style-name="T5"><text:tab/></text:span><text:span text:style-name="T1"><text:tab/>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cm" svg:height="8.75cm" svg:x="13.5cm" svg:y="14.5cm">
          <text:p text:style-name="P1"><text:span text:style-name="T1">DistanceSensorSet</text:span></text:p>
          <text:p text:style-name="P1"><text:span text:style-name="T1"/></text:p>
          <text:p text:style-name="P4"><text:span text:style-name="T4"/></text:p>
          <text:p text:style-name="P4"><text:span text:style-name="T4"/></text:p>
          <text:p text:style-name="P4"><text:span text:style-name="T4"><text:s/></text:span><text:span text:style-name="T4"><text:tab/></text:span></text:p>
          <text:p text:style-name="P4"><text:span text:style-name="T6"><text:tab/></text:span><text:span text:style-name="T5"><text:tab/></text:span><text:span text:style-name="T4">MSG_VCNL4020_DISTANCE</text:span></text:p>
          <text:p text:style-name="P4"><text:span text:style-name="T5">STREAM_VCNL4000DISTANCE_VALUES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0cm" svg:y1="13cm" svg:x2="10cm" svg:y2="14.5cm">
          <text:p/>
        </draw:line>
        <draw:line draw:style-name="gr7" draw:text-style-name="P3" draw:layer="layout" svg:x1="16.75cm" svg:y1="13cm" svg:x2="16.75cm" svg:y2="14.5cm">
          <text:p/>
        </draw:line>
        <draw:custom-shape draw:style-name="gr13" draw:text-style-name="P2" draw:layer="layout" svg:width="6.25cm" svg:height="3cm" svg:x="13.5cm" svg:y="25cm">
          <text:p text:style-name="P1"><text:span text:style-name="T1">ComponentSet</text:span></text:p>
          <text:p text:style-name="P1"><text:span text:style-name="T1"/></text:p>
          <text:p text:style-name="P4"><text:span text:style-name="T4">CMD_VCNL4020_GET_DISTANCE</text:span><text:span text:style-name="T4"><text:tab/></text:span><text:span text:style-name="T4"><text:tab/>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6.25cm" svg:height="3cm" svg:x="6.75cm" svg:y="25cm">
          <text:p text:style-name="P1"><text:span text:style-name="T1">ComponentSet</text:span></text:p>
          <text:p text:style-name="P1"><text:span text:style-name="T1"/></text:p>
          <text:p text:style-name="P4"><text:span text:style-name="T4">CMD_VCNL4020_GET_LUX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6.5cm" svg:y1="23.25cm" svg:x2="16.5cm" svg:y2="25cm">
          <text:p/>
        </draw:line>
        <draw:line draw:style-name="gr7" draw:text-style-name="P3" draw:layer="layout" svg:x1="10cm" svg:y1="23.25cm" svg:x2="10cm" svg:y2="25cm">
          <text:p/>
        </draw:line>
        <draw:custom-shape draw:style-name="gr14" draw:text-style-name="P5" draw:layer="layout" svg:width="9.5cm" svg:height="8.25cm" svg:x="-2.75cm" svg:y="4.5cm">
          <text:p text:style-name="P5"><text:span text:style-name="T1"/></text:p>
          <text:p text:style-name="P5"><text:span text:style-name="T1">CMD_VCNL4020_SET_SETTINGS</text:span><text:span text:style-name="T1"><text:tab/></text:span><text:span text:style-name="T1"><text:tab/></text:span></text:p>
          <text:p text:style-name="P5"><text:span text:style-name="T1">CMD_VCNL4020_GET_SETTINGS</text:span><text:span text:style-name="T1"><text:tab/></text:span><text:span text:style-name="T1"><text:tab/></text:span></text:p>
          <text:p text:style-name="P5"><text:span text:style-name="T1">CMD_VCNL4020_SAVE_DEFAULTS</text:span><text:span text:style-name="T1"><text:tab/></text:span><text:span text:style-name="T1"><text:tab/></text:span></text:p>
          <text:p text:style-name="P5"><text:span text:style-name="T1">CMD_VCNL4020_LOAD_DEFAULTS</text:span><text:span text:style-name="T1"><text:tab/></text:span><text:span text:style-name="T1"><text:tab/></text:span></text:p>
          <text:p text:style-name="P5"><text:span text:style-name="T1"><text:tab/></text:span><text:span text:style-name="T1"><text:tab/></text:span></text:p>
          <text:p text:style-name="P5"><text:span text:style-name="T1"/></text:p>
          <text:p text:style-name="P5"><text:span text:style-name="T1"><text:tab/></text:span><text:span text:style-name="T1"><text:tab/></text:span><text:span text:style-name="T1"><text:tab/></text:span></text:p>
          <text:p text:style-name="P5"><text:span text:style-name="T1"><text:tab/></text:span><text:span text:style-name="T1"><text:tab/></text:span></text:p>
          <text:p text:style-name="P5"><text:span text:style-name="T1"><text:tab/></text:span></text:p>
          <text:p text:style-name="P5"><text:span text:style-name="T1"/></text:p>
          <text:p text:style-name="P5"><text:span text:style-name="T1"><text:tab/></text:span></text:p>
          <text:p text:style-name="P5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22T11:09:23.294000000</meta:creation-date>
    <dc:date>2022-02-22T18:13:41.329000000</dc:date>
    <meta:editing-duration>PT3H58M38S</meta:editing-duration>
    <meta:editing-cycles>4</meta:editing-cycles>
    <meta:generator>LibreOffice/7.3.0.3$Windows_X86_64 LibreOffice_project/0f246aa12d0eee4a0f7adcefbf7c878fc2238db3</meta:generator>
    <meta:document-statistic meta:object-count="37"/>
  </office:meta>
</office:document-meta>
</file>